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Helvetica" fo:font-size="12pt"/>
    </style:style>
    <style:style style:name="P2" style:family="paragraph" style:parent-style-name="Text_20_body">
      <style:text-properties style:font-name="Helvetica" fo:font-size="12pt" fo:font-weight="bold"/>
    </style:style>
    <style:style style:name="P3" style:family="paragraph" style:parent-style-name="Standard">
      <style:text-properties style:font-name="Helvetica" fo:font-size="12pt"/>
    </style:style>
    <style:style style:name="P4" style:family="paragraph" style:parent-style-name="Standard" style:list-style-name="L9">
      <style:text-properties style:font-name="Helvetica" fo:font-size="12pt"/>
    </style:style>
    <style:style style:name="P5" style:family="paragraph" style:parent-style-name="Text_20_body" style:list-style-name="L1">
      <style:text-properties style:font-name="Helvetica" fo:font-size="12pt"/>
    </style:style>
    <style:style style:name="P6" style:family="paragraph" style:parent-style-name="Text_20_body" style:list-style-name="L2">
      <style:text-properties style:font-name="Helvetica" fo:font-size="12pt"/>
    </style:style>
    <style:style style:name="P7" style:family="paragraph" style:parent-style-name="Text_20_body" style:list-style-name="L3">
      <style:text-properties style:font-name="Helvetica" fo:font-size="12pt"/>
    </style:style>
    <style:style style:name="P8" style:family="paragraph" style:parent-style-name="Text_20_body" style:list-style-name="L4">
      <style:text-properties style:font-name="Helvetica" fo:font-size="12pt"/>
    </style:style>
    <style:style style:name="P9" style:family="paragraph" style:parent-style-name="Text_20_body" style:list-style-name="L5">
      <style:text-properties style:font-name="Helvetica" fo:font-size="12pt"/>
    </style:style>
    <style:style style:name="P10" style:family="paragraph" style:parent-style-name="Text_20_body" style:list-style-name="L6">
      <style:text-properties style:font-name="Helvetica" fo:font-size="12pt"/>
    </style:style>
    <style:style style:name="P11" style:family="paragraph" style:parent-style-name="Text_20_body" style:list-style-name="L7">
      <style:text-properties style:font-name="Helvetica" fo:font-size="12pt"/>
    </style:style>
    <style:style style:name="P12" style:family="paragraph" style:parent-style-name="Text_20_body" style:list-style-name="L8">
      <style:text-properties style:font-name="Helvetica" fo:font-size="12pt"/>
    </style:style>
    <style:style style:name="P13" style:family="paragraph" style:parent-style-name="Text_20_body" style:list-style-name="L9">
      <style:text-properties style:font-name="Helvetica"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2.018cm" text:min-label-width="0.499cm"/>
      </text:list-level-style-bullet>
      <text:list-level-style-bullet text:level="2" text:style-name="Bullet_20_Symbols" style:num-suffix="." text:bullet-char="•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Тестовое задание на должность программиста C/C++. </text:p>
      <text:p text:style-name="P1">Основной целью тестового задания является создание небольшой игры жанра </text:p>
      <text:p text:style-name="P1">"hidden object". </text:p>
      <text:p text:style-name="P1"/>
      <text:p text:style-name="P1">Архитектурно структура игры должна содержать следующие компоненты:</text:p>
      <text:p text:style-name="P1"/>
      <text:list xml:id="list7080063186389218854" text:style-name="L1">
        <text:list-item>
          <text:p text:style-name="P5">Главный модуль, реализующий инициализацию графической системы, системы работы с данными, игровую логику, взаимодействие пользователя с игрой, те это main loop игры.</text:p>
        </text:list-item>
        <text:list-item>
          <text:p text:style-name="P5">Модуль работы с БД. Данный модуль должен использоваться для хранения информации пользователя (данные о энергии, которая тратится на каждое прохождение комнаты, данные о временных рекордах прохождения комнат, подробнее далее). Использоваться должна бд SQLIte. Код для работы с БД должен быть выделен в отдельный класс, полностью инкапсулирующий в себя специфику работы с БД и предоставляющий интерфейс для работы с данными игры(записать — прочитать значение)</text:p>
        </text:list-item>
        <text:list-item>
          <text:p text:style-name="P5">Модуль реализующий init, loop, release экранов игры(ScreenManager, BaseScreen). В нашем случае будет два игровых экрана — главный экран, на котором будет располагаться <text:s/>иконки комнат для прохождения и экран комнаты, в котором непосредственно будет проходить игра.</text:p>
        </text:list-item>
        <text:list-item>
          <text:p text:style-name="P5">Модуль, реализующий возможность показывать игровой UI поверх экранов(текущая энергия юзреа, диалоги) — DialogManager</text:p>
        </text:list-item>
        <text:list-item>
          <text:p text:style-name="P5">Модуль, реализующий построение комнаты по входной xml на заданном экране. Описание структуры xml см в файле - exmpl.xml</text:p>
        </text:list-item>
      </text:list>
      <text:p text:style-name="P1"/>
      <text:p text:style-name="P1">Описание игрового процесса:</text:p>
      <text:list xml:id="list9086615706415222463" text:style-name="L2">
        <text:list-item>
          <text:p text:style-name="P6">Главный экран игры. На нём изображены в виде иконок возможные к прохождению комнаты. По клику на выбранную комнату должен начаться процесс прохождения комнаты. Пример из игры, см скриншот — scr0.png</text:p>
        </text:list-item>
        <text:list-item>
          <text:p text:style-name="P6">У пользователя есть показатель — энергия, он тратится на прохождение комнаты. Если энергии не хватает для прохождения комнаты, пользователю сообщается диалогом. Энергия должна восстанавливаться со временем(во время работы приложения + должно учитываться время, в которое приложение не запущено). См скриншот scr1.png</text:p>
        </text:list-item>
        <text:list-item>
          <text:p text:style-name="P6">Экран прохождения комнаты. Включает в себя следующие обязательные пункты:</text:p>
        </text:list-item>
      </text:list>
      <text:list xml:id="list590258820295357539" text:style-name="L3">
        <text:list-item>
          <text:p text:style-name="P7">Отображение фона комнаты и предметов поверх него. </text:p>
        </text:list-item>
        <text:list-item>
          <text:p text:style-name="P7">Реализация эффекта нахождения и подбора предмета — достаточно </text:p>
          <text:p text:style-name="P7">простейшего плавного улетания объекта за границу экрана. </text:p>
        </text:list-item>
        <text:list-item>
          <text:p text:style-name="P7">Реализация таймера, отсчитывающего оставшееся для прохождения </text:p>
          <text:p text:style-name="P7">комнаты время в минутах и секундах. </text:p>
        </text:list-item>
        <text:list-item>
          <text:p text:style-name="P7">Показ списка предметов необходимых для поиска в данный момент </text:p>
          <text:p text:style-name="P7"><text:soft-page-break/>времени. </text:p>
        </text:list-item>
        <text:list-item>
          <text:p text:style-name="P7">Пример см в scr2.png</text:p>
        </text:list-item>
      </text:list>
      <text:list xml:id="list8968997971380183292" text:style-name="L4">
        <text:list-item>
          <text:p text:style-name="P8">Менеджер показа диалогов:</text:p>
        </text:list-item>
      </text:list>
      <text:list xml:id="list7752523589107665290" text:style-name="L5">
        <text:list-item>
          <text:p text:style-name="P9">Показ диалогов поверх основного экрана игры. </text:p>
        </text:list-item>
        <text:list-item>
          <text:p text:style-name="P9">Каждый диалог должна быть возможность закрыть, не выполнив какого- </text:p>
          <text:p text:style-name="P9">либо действия из предложенных в диалоге. </text:p>
        </text:list-item>
        <text:list-item>
          <text:p text:style-name="P9">В процессе прохождения комнаты показ диалога должен автоматически </text:p>
          <text:p text:style-name="P9">ставить таймер комнаты на паузу. <text:s/></text:p>
        </text:list-item>
        <text:list-item>
          <text:p text:style-name="P9">Необходимо показать минимум три диалога: </text:p>
        </text:list-item>
      </text:list>
      <text:list xml:id="list7247945922620123607" text:style-name="L6">
        <text:list-item>
          <text:p text:style-name="P10">Диалог информации о комнате, включающий в себя время, данное на прохождение комнаты, минимальное время за которое эта комната была пройдена. </text:p>
        </text:list-item>
        <text:list-item>
          <text:p text:style-name="P10">Диалог окончания комнаты, информирующий игрока об успехе(поставлен ли новый рекорд по времени прохождения комнаты) или неудаче(закончилось время) исследования комнаты. </text:p>
        </text:list-item>
        <text:list-item>
          <text:p text:style-name="P10">Диалог показывающий невозможность входа в комнату, если у игрока не хватает энергии.</text:p>
        </text:list-item>
        <text:list-item>
          <text:p text:style-name="P10">Примеры в scr3-5.png</text:p>
          <text:p text:style-name="P10"/>
        </text:list-item>
      </text:list>
      <text:list xml:id="list5568118293445893115" text:style-name="L7">
        <text:list-item>
          <text:p text:style-name="P11">Необходимо хранить в базе следующую информацию:</text:p>
        </text:list-item>
      </text:list>
      <text:list xml:id="list8348869081148906846" text:style-name="L8">
        <text:list-item>
          <text:p text:style-name="P12">Рекорды прохождения комнаты по времени, поставленные в каждой комнате в которой был игрок. </text:p>
        </text:list-item>
        <text:list-item>
          <text:p text:style-name="P12">Текущий уровень энергии пользователя</text:p>
        </text:list-item>
        <text:list-item>
          <text:p text:style-name="P12">Время последнего входа пользователя в приложение, на основе которого вычисляется рост энергии</text:p>
        </text:list-item>
      </text:list>
      <text:p text:style-name="P1"/>
      <text:list xml:id="list4928295252006570726" text:style-name="L9">
        <text:list-item>
          <text:p text:style-name="P4">Для отображения всей графики необходимо использовать OpenGL и/или любые движки, основанные на нём.</text:p>
          <text:p text:style-name="P4"/>
        </text:list-item>
        <text:list-item>
          <text:p text:style-name="P13">Справочные данные о размещении объектов в комнате и времени, отведённом на исследование каждой комнаты хранятся в xml, которая поставляется как неотъемлемый ресурс приложения. 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" svg:font-family="Helvetic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13:34:51</meta:creation-date>
    <dc:date>2013-04-23T13:04:07.19</dc:date>
    <meta:editing-duration>PT2H10M43S</meta:editing-duration>
    <meta:editing-cycles>14</meta:editing-cycles>
    <meta:generator>LibreOffice/4.0.2.2$Windows_x86 LibreOffice_project/4c82dcdd6efcd48b1d8bba66bfe1989deee49c3</meta:generator>
    <meta:document-statistic meta:table-count="0" meta:image-count="0" meta:object-count="0" meta:page-count="2" meta:paragraph-count="39" meta:word-count="500" meta:character-count="3615" meta:non-whitespace-character-count="3159"/>
  </office:meta>
</office:document-meta>
</file>